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top="0.25cm" fo:margin-bottom="0.25cm" table:align="margins" style:shadow="none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cccccc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officeooo:rsid="00176324" officeooo:paragraph-rsid="001d29c6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91a2d" officeooo:paragraph-rsid="00191a2d" style:font-weight-asian="normal" style:font-weight-complex="normal"/>
    </style:style>
    <style:style style:name="P3" style:family="paragraph" style:parent-style-name="Standard">
      <style:text-properties officeooo:rsid="0025a493" officeooo:paragraph-rsid="0025a493"/>
    </style:style>
    <style:style style:name="P4" style:family="paragraph" style:parent-style-name="Standard">
      <style:text-properties officeooo:rsid="0025a493" officeooo:paragraph-rsid="002c2e2e"/>
    </style:style>
    <style:style style:name="P5" style:family="paragraph" style:parent-style-name="Standard">
      <style:text-properties officeooo:rsid="0025a493" officeooo:paragraph-rsid="0025a493"/>
    </style:style>
    <style:style style:name="P6" style:family="paragraph" style:parent-style-name="Standard">
      <style:text-properties officeooo:rsid="0025a493" officeooo:paragraph-rsid="002ee9bf"/>
    </style:style>
    <style:style style:name="P7" style:family="paragraph" style:parent-style-name="Standard">
      <style:text-properties officeooo:rsid="0025a493" officeooo:paragraph-rsid="001d29c6"/>
    </style:style>
    <style:style style:name="P8" style:family="paragraph" style:parent-style-name="Standard">
      <style:paragraph-properties fo:text-align="start" style:justify-single-word="false"/>
      <style:text-properties officeooo:rsid="0025a493" officeooo:paragraph-rsid="002ffde1"/>
    </style:style>
    <style:style style:name="P9" style:family="paragraph" style:parent-style-name="Standard">
      <style:text-properties officeooo:rsid="0025a493" officeooo:paragraph-rsid="002ffde1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91a2d" officeooo:paragraph-rsid="00191a2d" style:font-weight-asian="normal" style:font-weight-complex="normal"/>
    </style:style>
    <style:style style:name="P11" style:family="paragraph" style:parent-style-name="Standard">
      <style:text-properties officeooo:rsid="00176324" officeooo:paragraph-rsid="002ffde1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1a2d" officeooo:paragraph-rsid="00191a2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2e2e"/>
    </style:style>
    <style:style style:name="T4" style:family="text">
      <style:text-properties style:text-underline-style="none" officeooo:rsid="002ee9bf"/>
    </style:style>
    <style:style style:name="T5" style:family="text">
      <style:text-properties officeooo:rsid="001d29c6"/>
    </style:style>
    <style:style style:name="T6" style:family="text">
      <style:text-properties officeooo:rsid="00214c2e"/>
    </style:style>
    <style:style style:name="T7" style:family="text">
      <style:text-properties officeooo:rsid="002b62f7"/>
    </style:style>
    <style:style style:name="T8" style:family="text">
      <style:text-properties officeooo:rsid="002ee9b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4c2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nsformação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1"><text:span text:style-name="T10">P</text:span><text:span text:style-name="T9">essoa</text:span>(<text:span text:style-name="T1">id</text:span>, nome, sobrenome<text:span text:style-name="T5">, </text:span>login, senha, <text:span text:style-name="T7">rg</text:span>)</text:p>
            <text:p text:style-name="P11"/>
            <text:p text:style-name="P9"><text:span text:style-name="T9">Presidente</text:span>(<text:span text:style-name="T1">id</text:span><text:span text:style-name="T2">, </text:span><text:span text:style-name="T3">setor</text:span>)</text:p>
            <text:p text:style-name="P9"><text:tab/>id referencia Pessoa</text:p>
            <text:p text:style-name="P9"/>
            <text:p text:style-name="P9"><text:span text:style-name="T9">Supervisor</text:span>(<text:span text:style-name="T1">id</text:span><text:span text:style-name="T2">, </text:span><text:span text:style-name="T3">graduacao, especializacao, </text:span><text:span text:style-name="T4">idPresidente</text:span>)</text:p>
            <text:p text:style-name="P9"><text:tab/>id referencia Pessoa</text:p>
            <text:p text:style-name="P9"><text:tab/>id<text:span text:style-name="T8">Presidente</text:span> referencia <text:span text:style-name="T8">Presidente</text:span></text:p>
            <text:p text:style-name="P9"/>
            <text:p text:style-name="P9"><text:span text:style-name="T9">Gerente</text:span>(<text:span text:style-name="T1">id</text:span><text:span text:style-name="T2">, </text:span><text:span text:style-name="T3">graduacao, </text:span><text:span text:style-name="T4">idSupervisor</text:span>)</text:p>
            <text:p text:style-name="P9"><text:tab/>id referencia Pessoa</text:p>
            <text:p text:style-name="P9"><text:tab/>id<text:span text:style-name="T8">Supervisor</text:span> referencia <text:span text:style-name="T8">Supervisor</text:span></text:p>
            <text:p text:style-name="P9"/>
            <text:p text:style-name="P9"><text:span text:style-name="T9">Colaborador</text:span>(<text:span text:style-name="T1">id</text:span><text:span text:style-name="T2">, </text:span><text:span text:style-name="T3">cnh, </text:span><text:span text:style-name="T4">idGerente</text:span>)</text:p>
            <text:p text:style-name="P9"><text:tab/>id referencia Pessoa</text:p>
            <text:p text:style-name="P8"><text:tab/>id<text:span text:style-name="T8">Gerente</text:span> referencia <text:span text:style-name="T8">gerente</text:span></text:p>
          </table:table-cell>
        </table:table-row>
      </table:table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9:31:12.034000000</meta:creation-date>
    <dc:date>2017-10-24T14:51:16.758000000</dc:date>
    <meta:editing-duration>PT51M28S</meta:editing-duration>
    <meta:editing-cycles>20</meta:editing-cycles>
    <meta:generator>LibreOffice/5.3.6.1$Windows_x86 LibreOffice_project/686f202eff87ef707079aeb7f485847613344eb7</meta:generator>
    <meta:document-statistic meta:table-count="1" meta:image-count="0" meta:object-count="0" meta:page-count="1" meta:paragraph-count="13" meta:word-count="40" meta:character-count="384" meta:non-whitespace-character-count="350"/>
  </office:meta>
</office:document-meta>
</file>